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9.752cm" fo:min-width="17.91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195cm" fo:min-width="8.39cm" loext:decorative="false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top" draw:auto-grow-height="false" fo:min-height="13.72cm" fo:min-width="17.28cm" loext:decorative="false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top" draw:auto-grow-height="false" fo:min-height="3.877cm" fo:min-width="14.423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DejaVu Sans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ffffff" loext:opacity="100%" style:font-name="DejaVu Sans" fo:font-size="8pt" style:font-size-asian="8pt" style:font-size-complex="8pt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 style:font-name="DejaVu Sans" fo:font-size="8pt" style:font-size-asian="8pt" style:font-size-complex="8pt"/>
    </style:style>
    <style:style style:name="P6" style:family="paragraph">
      <loext:graphic-properties draw:fill-color="#00a933"/>
      <style:paragraph-properties fo:text-align="start"/>
      <style:text-properties fo:color="#ffffff" loext:opacity="100%" style:font-name="DejaVu Sans" fo:font-size="8pt" style:font-size-asian="8pt" style:font-size-complex="8pt"/>
    </style:style>
    <style:style style:name="P7" style:family="paragraph">
      <style:paragraph-properties fo:text-align="start"/>
      <style:text-properties fo:color="#ffffff" loext:opacity="100%" style:font-name="DejaVu Sans" fo:font-size="11pt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 style:font-name="DejaVu Sans" fo:font-size="11pt"/>
    </style:style>
    <style:style style:name="P9" style:family="paragraph">
      <loext:graphic-properties draw:fill-color="#00a933"/>
      <style:paragraph-properties fo:text-align="start"/>
      <style:text-properties fo:color="#ffffff" loext:opacity="100%" style:font-name="DejaVu Sans" fo:font-size="11pt"/>
    </style:style>
    <style:style style:name="T1" style:family="text">
      <style:text-properties style:font-name="DejaVu Sans" fo:font-size="10pt" style:font-size-asian="10pt" style:font-size-complex="10pt"/>
    </style:style>
    <style:style style:name="T2" style:family="text">
      <style:text-properties style:font-name="DejaVu Sans" fo:font-size="8pt" style:font-size-asian="8pt" style:font-size-complex="8pt"/>
    </style:style>
    <style:style style:name="T3" style:family="text">
      <style:text-properties fo:color="#ffffff" loext:opacity="100%" style:font-name="DejaVu Sans" fo:font-size="8pt" style:font-size-asian="8pt" style:font-size-complex="8pt"/>
    </style:style>
    <style:style style:name="T4" style:family="text">
      <style:text-properties fo:color="#ffffff" loext:opacity="100%" style:font-name="DejaVu Sans" fo:font-size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415cm" svg:height="20.002cm" svg:x="1.317cm" svg:y="3.54cm">
          <text:p text:style-name="P1"><text:span text:style-name="T1">/NicerAppWebOS/businessLogic/databases/uDB-2.0.0/functions.ph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89cm" svg:height="4.445cm" svg:x="10.842cm" svg:y="23.86cm">
          <text:p text:style-name="P3">Database Plugin</text:p>
          <text:p text:style-name="P3">(for instance couchdb.apache.org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89cm" svg:height="4.445cm" svg:x="1.317cm" svg:y="23.86cm">
          <text:p text:style-name="P3">PHP server filesystem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7.78cm" svg:height="13.97cm" svg:x="1.635cm" svg:y="9.255cm">
          <text:p text:style-name="P4"><text:span text:style-name="T2">$dbName = ‘nicer_app___themes’;</text:span><text:span text:style-name="T2"><text:line-break/></text:span><text:span text:style-name="T2">$data1 = [[ </text:span></text:p>
          <text:p text:style-name="P4"><text:span text:style-name="T2"><text:tab/></text:span><text:span text:style-name="T2">id =&gt; ‘siteDefault’, </text:span><text:span text:style-name="T2"><text:line-break/></text:span><text:span text:style-name="T2"><text:tab/></text:span><text:span text:style-name="T2">specificity : ‘Site for all users’,</text:span></text:p>
          <text:p text:style-name="P4"><text:span text:style-name="T2"><text:tab/></text:span><text:span text:style-name="T2">theme : ‘default’,</text:span></text:p>
          <text:p text:style-name="P4"><text:span text:style-name="T2"><text:tab/></text:span><text:span text:style-name="T2">css =&gt; [</text:span></text:p>
          <text:p text:style-name="P4"><text:span text:style-name="T2"><text:tab/></text:span><text:span text:style-name="T2"><text:tab/></text:span><text:span text:style-name="T2">’</text:span><text:span text:style-name="T2">#siteBackground’ =&gt; [</text:span></text:p>
          <text:p text:style-name="P4"><text:span text:style-name="T2"><text:tab/></text:span><text:span text:style-name="T2"><text:tab/></text:span><text:span text:style-name="T2"><text:tab/></text:span><text:span text:style-name="T2">’</text:span><text:span text:style-name="T2">background’ =&gt; ‘/NicerWebAppOS/siteMedia/backgrounds/tiled/grey/wetGlass.jpg’</text:span></text:p>
          <text:p text:style-name="P4"><text:span text:style-name="T2"><text:tab/></text:span><text:span text:style-name="T2"><text:tab/></text:span><text:span text:style-name="T2">]</text:span></text:p>
          <text:p text:style-name="P4"><text:span text:style-name="T2"><text:tab/></text:span><text:span text:style-name="T2">]</text:span></text:p>
          <text:p text:style-name="P4"><text:span text:style-name="T2">],</text:span></text:p>
          <text:p text:style-name="P5"><text:span text:style-name="T3">[ </text:span></text:p>
          <text:p text:style-name="P5"><text:span text:style-name="T3"><text:tab/></text:span><text:span text:style-name="T3">id =&gt; ‘siteDefault’, </text:span><text:span text:style-name="T3"><text:line-break/></text:span><text:span text:style-name="T3"><text:tab/></text:span><text:span text:style-name="T3">specificity : ‘Site for group Guests’,</text:span></text:p>
          <text:p text:style-name="P5"><text:span text:style-name="T3"><text:tab/></text:span><text:span text:style-name="T3">theme : ‘default’,</text:span></text:p>
          <text:p text:style-name="P5"><text:span text:style-name="T3"><text:tab/></text:span><text:span text:style-name="T3">css =&gt; [</text:span></text:p>
          <text:p text:style-name="P5"><text:span text:style-name="T3"><text:tab/></text:span><text:span text:style-name="T3"><text:tab/></text:span><text:span text:style-name="T3">’</text:span><text:span text:style-name="T3">#siteBackground’ =&gt; [</text:span></text:p>
          <text:p text:style-name="P5"><text:span text:style-name="T3"><text:tab/></text:span><text:span text:style-name="T3"><text:tab/></text:span><text:span text:style-name="T3"><text:tab/></text:span><text:span text:style-name="T3">’</text:span><text:span text:style-name="T3">background’ =&gt; ‘/NicerWebAppOS/siteMedia/backgrounds/tiled/orange/abstractPainting.jpg’</text:span></text:p>
          <text:p text:style-name="P5"><text:span text:style-name="T3"><text:tab/></text:span><text:span text:style-name="T3"><text:tab/></text:span><text:span text:style-name="T3">]</text:span></text:p>
          <text:p text:style-name="P5"><text:span text:style-name="T3"><text:tab/></text:span><text:span text:style-name="T3">]</text:span></text:p>
          <text:p text:style-name="P5"><text:span text:style-name="T3">]</text:span><text:span text:style-name="T3">];</text:span></text:p>
          <text:p text:style-name="P4"><text:span text:style-name="T2">$dbName2 = ‘nicer_app___views’;</text:span></text:p>
          <text:p text:style-name="P4"><text:span text:style-name="T2">$data2 = [[</text:span></text:p>
          <text:p text:style-name="P4"><text:span text:style-name="T2"><text:tab/></text:span><text:span text:style-name="T2">id =&gt; ‘siteDefaultDocs-overview’,</text:span></text:p>
          <text:p text:style-name="P4"><text:span text:style-name="T2"><text:tab/></text:span><text:span text:style-name="T2">app =&gt; [</text:span></text:p>
          <text:p text:style-name="P4"><text:span text:style-name="T2"><text:tab/></text:span><text:span text:style-name="T2">]</text:span><text:span text:style-name="T2"><text:tab/></text:span></text:p>
          <text:p text:style-name="P4"><text:span text:style-name="T2">]];</text:span><text:span text:style-name="T2"><text:line-break/></text:span><text:span text:style-name="T2"><text:line-break/></text:span><text:span text:style-name="T2">naStoreData([</text:span></text:p>
          <text:p text:style-name="P4"><text:span text:style-name="T2"><text:tab/></text:span><text:span text:style-name="T2">’</text:span><text:span text:style-name="T2">naDataSubsets’ =&gt; [</text:span></text:p>
          <text:p text:style-name="P4"><text:span text:style-name="T2"><text:tab/></text:span><text:span text:style-name="T2"><text:tab/></text:span><text:span text:style-name="T2">[ ‘db’=&gt;$dbName,</text:span><text:span text:style-name="T2"><text:tab/></text:span><text:span text:style-name="T2">‘dataSubSet’=&gt;$data1 ],</text:span></text:p>
          <text:p text:style-name="P5"><text:span text:style-name="T3"><text:tab/></text:span><text:span text:style-name="T3"><text:tab/></text:span><text:span text:style-name="T3">[ ‘db’=&gt;$dbName2,</text:span><text:span text:style-name="T3"><text:tab/></text:span><text:span text:style-name="T3">‘dataSubSet’=&gt;$data2 ],</text:span></text:p>
          <text:p text:style-name="P5"><text:span text:style-name="T3"><text:tab/></text:span><text:span text:style-name="T3"><text:tab/></text:span><text:span text:style-name="T3">[ ‘db’=&gt;$dbName3,</text:span><text:span text:style-name="T3"><text:tab/></text:span><text:span text:style-name="T3">‘dataSubSet’=&gt;$data3 ]</text:span></text:p>
          <text:p text:style-name="P5"><text:span text:style-name="T3"><text:tab/></text:span><text:span text:style-name="T3">]</text:span></text:p>
          <text:p text:style-name="P4"><text:span text:style-name="T3">]);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4.923cm" svg:height="4.127cm" svg:x="4.492cm" svg:y="4.493cm">
          <text:p text:style-name="P7">naFetchData([</text:p>
          <text:p text:style-name="P7"><text:tab/>’naSearches’ =&gt; [</text:p>
          <text:p text:style-name="P7"><text:tab/><text:tab/>[ ‘db’=&gt;$dbName,<text:tab/>‘selector’=&gt;$selectorA1 ],</text:p>
          <text:p text:style-name="P8"><text:span text:style-name="T4"><text:tab/></text:span><text:span text:style-name="T4"><text:tab/></text:span><text:span text:style-name="T4">[ ‘db’=&gt;$dbName,</text:span><text:span text:style-name="T4"><text:tab/></text:span><text:span text:style-name="T4">‘selector’=&gt;$selectorA2 ],</text:span></text:p>
          <text:p text:style-name="P8"><text:span text:style-name="T4"><text:tab/></text:span><text:span text:style-name="T4"><text:tab/></text:span><text:span text:style-name="T4">[ ‘db’=&gt;$dbName2,‘selector’=&gt;$selectorB1 ]</text:span></text:p>
          <text:p text:style-name="P8"><text:span text:style-name="T4"><text:tab/></text:span><text:span text:style-name="T4">],</text:span></text:p>
          <text:p text:style-name="P7"><text:tab/>’naPreRender’=&gt;true</text:p>
          <text:p text:style-name="P7">]);</text:p>
          <text:p text:style-name="P7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05:54:07.321995981</meta:creation-date>
    <meta:generator>LibreOffice/24.2.7.2$Linux_X86_64 LibreOffice_project/420$Build-2</meta:generator>
    <dc:date>2025-11-16T13:53:15.885831418</dc:date>
    <meta:editing-duration>PT16H56M16S</meta:editing-duration>
    <meta:editing-cycles>7</meta:editing-cycles>
    <meta:document-statistic meta:object-count="5"/>
  </office:meta>
</office:document-meta>
</file>